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00d" officeooo:paragraph-rsid="000ed0ef"/>
    </style:style>
    <style:style style:name="P2" style:family="paragraph" style:parent-style-name="Standard">
      <style:text-properties officeooo:rsid="000d700d" officeooo:paragraph-rsid="0010936c"/>
    </style:style>
    <style:style style:name="P3" style:family="paragraph" style:parent-style-name="Standard">
      <style:text-properties officeooo:rsid="000ed0ef" officeooo:paragraph-rsid="000ed0ef"/>
    </style:style>
    <style:style style:name="P4" style:family="paragraph" style:parent-style-name="Standard">
      <style:text-properties officeooo:rsid="0010936c" officeooo:paragraph-rsid="0010936c"/>
    </style:style>
    <style:style style:name="P5" style:family="paragraph" style:parent-style-name="Standard" style:list-style-name="L1">
      <style:text-properties officeooo:rsid="00121dbc" officeooo:paragraph-rsid="00121dbc"/>
    </style:style>
    <style:style style:name="P6" style:family="paragraph" style:parent-style-name="Standard" style:list-style-name="L2">
      <style:text-properties officeooo:rsid="00121dbc" officeooo:paragraph-rsid="00121dbc"/>
    </style:style>
    <style:style style:name="T1" style:family="text">
      <style:text-properties officeooo:rsid="000ed0ef"/>
    </style:style>
    <style:style style:name="T2" style:family="text">
      <style:text-properties officeooo:rsid="0010936c"/>
    </style:style>
    <style:style style:name="T3" style:family="text">
      <style:text-properties style:text-underline-style="solid" style:text-underline-width="auto" style:text-underline-color="font-color" officeooo:rsid="00109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oodboards</text:span></text:p>
      <text:p text:style-name="P1"/>
      <text:p text:style-name="P1"><text:span text:style-name="T1">Summer – Day time</text:span></text:p>
      <text:p text:style-name="P1"/>
      <text:list xml:id="list8687545228238630101" text:style-name="L1">
        <text:list-item>
          <text:p text:style-name="P5">Clear blue sky</text:p>
        </text:list-item>
        <text:list-item>
          <text:p text:style-name="P5">Minimal clouds</text:p>
        </text:list-item>
        <text:list-item>
          <text:p text:style-name="P5">Fields of flowers</text:p>
        </text:list-item>
        <text:list-item>
          <text:p text:style-name="P5">Warm colours</text:p>
        </text:list-item>
        <text:list-item>
          <text:p text:style-name="P5">Many different shades and hues of green</text:p>
        </text:list-item>
        <text:list-item>
          <text:p text:style-name="P5">Blue hues in background</text:p>
        </text:list-item>
      </text:list>
      <text:p text:style-name="P1"><text:a xlink:type="simple" xlink:href="https://www.travelzoo.com/uk/collection/hotels/country-breaks/" text:style-name="Internet_20_link" text:visited-style-name="Visited_20_Internet_20_Link"/></text:p>
      <text:p text:style-name="P1"><text:a xlink:type="simple" xlink:href="https://www.travelzoo.com/uk/collection/hotels/country-breaks/" text:style-name="Internet_20_link" text:visited-style-name="Visited_20_Internet_20_Link"><text:span text:style-name="T1">https://www.travelzoo.com/uk/collection/hotels/country-breaks/</text:span></text:a></text:p>
      <text:p text:style-name="P3"><text:a xlink:type="simple" xlink:href="https://www.jennifer-lyn.com/2010/06/24/pragues-summer-countryside/" text:style-name="Internet_20_link" text:visited-style-name="Visited_20_Internet_20_Link">https://www.jennifer-lyn.com/2010/06/24/pragues-summer-countryside/</text:a></text:p>
      <text:p text:style-name="P3"><text:a xlink:type="simple" xlink:href="https://www.alamy.com/stock-photo-beautiful-summer-countryside-field-of-phacelia-and-poppy-seed-flowers-112982705.html" text:style-name="Internet_20_link" text:visited-style-name="Visited_20_Internet_20_Link">https://www.alamy.com/stock-photo-beautiful-summer-countryside-field-of-phacelia-and-poppy-seed-flowers-112982705.html</text:a></text:p>
      <text:p text:style-name="P3"><text:a xlink:type="simple" xlink:href="https://pixnio.com/nature-landscapes/mountain/mountain-landscape-nature-sky-summer-countryside-rural" text:style-name="Internet_20_link" text:visited-style-name="Visited_20_Internet_20_Link">https://pixnio.com/nature-landscapes/mountain/mountain-landscape-nature-sky-summer-countryside-rural</text:a></text:p>
      <text:p text:style-name="P3"><text:a xlink:type="simple" xlink:href="http://www.free-hdwallpapers.com/wallpaper/nature/countryside-beauty-flowers-countryside-flowers-summer-pretrty-freshness-yard-greenery-beautiful-spring-home-green-rural-garden/613824" text:style-name="Internet_20_link" text:visited-style-name="Visited_20_Internet_20_Link">http://www.free-hdwallpapers.com/wallpaper/nature/countryside-beauty-flowers-countryside-flowers-summer-pretrty-freshness-yard-greenery-beautiful-spring-home-green-rural-garden/613824</text:a></text:p>
      <text:p text:style-name="P3"><text:a xlink:type="simple" xlink:href="https://million-wallpapers.com/flowers-469-android/" text:style-name="Internet_20_link" text:visited-style-name="Visited_20_Internet_20_Link">https://million-wallpapers.com/flowers-469-android/</text:a></text:p>
      <text:p text:style-name="P3"/>
      <text:p text:style-name="P3">Summer – Night time <text:span text:style-name="T2">&amp; Misc</text:span></text:p>
      <text:p text:style-name="P3"/>
      <text:list xml:id="list6913489064046638497" text:style-name="L2">
        <text:list-item>
          <text:p text:style-name="P6">Moonlight</text:p>
        </text:list-item>
        <text:list-item>
          <text:p text:style-name="P6">Stars</text:p>
        </text:list-item>
        <text:list-item>
          <text:p text:style-name="P6">Seasonal fruits – strawberry and raspberry plants, cherry trees</text:p>
        </text:list-item>
        <text:list-item>
          <text:p text:style-name="P6">Fairy lights</text:p>
        </text:list-item>
        <text:list-item>
          <text:p text:style-name="P6">Camp sites</text:p>
        </text:list-item>
        <text:list-item>
          <text:p text:style-name="P6">Outdoor dining</text:p>
        </text:list-item>
        <text:list-item>
          <text:p text:style-name="P6">Silhouettes</text:p>
        </text:list-item>
      </text:list>
      <text:p text:style-name="P3"/>
      <text:p text:style-name="P4"><text:a xlink:type="simple" xlink:href="https://favim.com/countryside/page/3/" text:style-name="Internet_20_link" text:visited-style-name="Visited_20_Internet_20_Link">https://favim.com/countryside/page/3/</text:a></text:p>
      <text:p text:style-name="P4"><text:a xlink:type="simple" xlink:href="https://alltripgo.com/camping-tent-at-night/dusk-rhpxherecom-free-camping-tent-at-night-images-sky-night-countryside-adventure-summer-dusk-rhpxherecom-picture-camping-sunset-tent-landscape-dawn-shelter-jpg/" text:style-name="Internet_20_link" text:visited-style-name="Visited_20_Internet_20_Link">https://alltripgo.com/camping-tent-at-night/dusk-rhpxherecom-free-camping-tent-at-night-images-sky-night-countryside-adventure-summer-dusk-rhpxherecom-picture-camping-sunset-tent-landscape-dawn-shelter-jpg/</text:a></text:p>
      <text:p text:style-name="P4"><text:a xlink:type="simple" xlink:href="https://www.almanac.com/plant/strawberries" text:style-name="Internet_20_link" text:visited-style-name="Visited_20_Internet_20_Link">https://www.almanac.com/plant/strawberries</text:a></text:p>
      <text:p text:style-name="P4"><text:a xlink:type="simple" xlink:href="https://www.canstockphoto.co.uk/the-raspberry-bush-49210158.html" text:style-name="Internet_20_link" text:visited-style-name="Visited_20_Internet_20_Link">https://www.canstockphoto.co.uk/the-raspberry-bush-49210158.html</text:a></text:p>
      <text:p text:style-name="P4"><text:a xlink:type="simple" xlink:href="https://www.montanafruittrees.com/cherrytrees/attika-sweet-cherry" text:style-name="Internet_20_link" text:visited-style-name="Visited_20_Internet_20_Link">https://www.montanafruittrees.com/cherrytrees/attika-sweet-cherry</text:a></text:p>
      <text:p text:style-name="P4"><text:a xlink:type="simple" xlink:href="https://visitreykjavik.is/city/summer-reykjavik" text:style-name="Internet_20_link" text:visited-style-name="Visited_20_Internet_20_Link">https://visitreykjavik.is/city/summer-reykjavik</text:a></text:p>
      <text:p text:style-name="P4"><text:a xlink:type="simple" xlink:href="https://www.flickr.com/photos/steve_soblick/30469980838" text:style-name="Internet_20_link" text:visited-style-name="Visited_20_Internet_20_Link">https://www.flickr.com/photos/steve_soblick/30469980838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50:02.044000000</meta:creation-date>
    <dc:date>2018-10-19T16:26:24.632000000</dc:date>
    <meta:editing-duration>PT5M23S</meta:editing-duration>
    <meta:editing-cycles>1</meta:editing-cycles>
    <meta:document-statistic meta:table-count="0" meta:image-count="0" meta:object-count="0" meta:page-count="1" meta:paragraph-count="29" meta:word-count="73" meta:character-count="1406" meta:non-whitespace-character-count="1372"/>
    <meta:generator>LibreOffice/5.2.4.2$Windows_x86 LibreOffice_project/3d5603e1122f0f102b62521720ab13a38a4e0eb0</meta:generator>
  </office:meta>
</office:document-meta>
</file>